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2pt" fo:font-weight="bold" officeooo:rsid="001b801c" officeooo:paragraph-rsid="001b801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bold" officeooo:rsid="001b801c" officeooo:paragraph-rsid="001fe36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bold" officeooo:rsid="001b801c" officeooo:paragraph-rsid="0020c74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bold" officeooo:rsid="001b801c" officeooo:paragraph-rsid="002201f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bold" officeooo:rsid="001b801c" officeooo:paragraph-rsid="002bfef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bold" officeooo:rsid="0023911e" officeooo:paragraph-rsid="0023911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23911e" officeooo:paragraph-rsid="0027cdb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8720" officeooo:paragraph-rsid="0013872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38720" officeooo:paragraph-rsid="00374fb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21ee3" officeooo:paragraph-rsid="0013872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14ef6" officeooo:paragraph-rsid="00314ef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26e5a" officeooo:paragraph-rsid="00126e5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rsid="001b801c" officeooo:paragraph-rsid="001b801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fo:font-weight="normal" officeooo:rsid="0027cdb8" officeooo:paragraph-rsid="0027cdb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21ee3" officeooo:paragraph-rsid="00321ee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321ee3" officeooo:paragraph-rsid="00321ee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21ee3" officeooo:paragraph-rsid="00321ee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f8cff" officeooo:paragraph-rsid="002f8cf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21ee3" officeooo:paragraph-rsid="00321ee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14ef6" officeooo:paragraph-rsid="00314ef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officeooo:rsid="0024f70a" officeooo:paragraph-rsid="0024f70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26e5a" officeooo:paragraph-rsid="00126e5a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style="italic" fo:font-weight="normal" officeooo:rsid="002f8cff" officeooo:paragraph-rsid="002f8cff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/>
      <style:text-properties officeooo:paragraph-rsid="0023911e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38720" officeooo:paragraph-rsid="0013872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74fb4" officeooo:paragraph-rsid="00374fb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d1f19" officeooo:paragraph-rsid="003d1f1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14ef6" officeooo:paragraph-rsid="00314ef6" style:font-size-asian="14pt" style:font-weight-asian="bold" style:font-size-complex="14pt" style:font-weight-complex="bold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italic" fo:text-shadow="none" style:text-underline-style="none" fo:font-weight="normal" style:letter-kerning="true" style:font-name-asian="WenQuanYi Micro Hei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WenQuanYi Micro Hei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e36b" style:font-weight-asian="normal" style:font-weight-complex="normal"/>
    </style:style>
    <style:style style:name="T3" style:family="text">
      <style:text-properties fo:font-weight="normal" officeooo:rsid="0020c748" style:font-weight-asian="normal" style:font-weight-complex="normal"/>
    </style:style>
    <style:style style:name="T4" style:family="text">
      <style:text-properties fo:font-weight="normal" officeooo:rsid="002201f6" style:font-weight-asian="normal" style:font-weight-complex="normal"/>
    </style:style>
    <style:style style:name="T5" style:family="text">
      <style:text-properties fo:font-weight="normal" officeooo:rsid="001b801c" style:font-weight-asian="normal" style:font-weight-complex="normal"/>
    </style:style>
    <style:style style:name="T6" style:family="text">
      <style:text-properties fo:font-weight="normal" officeooo:rsid="0025eaf0" style:font-weight-asian="normal" style:font-weight-complex="normal"/>
    </style:style>
    <style:style style:name="T7" style:family="text">
      <style:text-properties fo:font-weight="normal" officeooo:rsid="002bfef1" style:font-weight-asian="normal" style:font-weight-complex="normal"/>
    </style:style>
    <style:style style:name="T8" style:family="text">
      <style:text-properties officeooo:rsid="0020c748"/>
    </style:style>
    <style:style style:name="T9" style:family="text">
      <style:text-properties fo:font-size="12pt" fo:font-weight="bold" officeooo:rsid="002201f6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23911e" style:font-size-asian="10.5pt" style:font-weight-asian="bold" style:font-size-complex="12pt" style:font-weight-complex="bold"/>
    </style:style>
    <style:style style:name="T11" style:family="text">
      <style:text-properties fo:font-size="12pt" fo:font-weight="normal" officeooo:rsid="002201f6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fe36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0c748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5eaf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b801c" style:font-size-asian="10.5pt" style:font-weight-asian="normal" style:font-size-complex="12pt" style:font-weight-complex="normal"/>
    </style:style>
    <style:style style:name="T16" style:family="text">
      <style:text-properties officeooo:rsid="002201f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fe36b"/>
    </style:style>
    <style:style style:name="T19" style:family="text">
      <style:text-properties officeooo:rsid="0025eaf0"/>
    </style:style>
    <style:style style:name="T20" style:family="text">
      <style:text-properties style:text-position="0% 100%" fo:font-size="12pt" fo:font-weight="bold" officeooo:rsid="0025eaf0" style:font-size-asian="10.5pt" style:font-weight-asian="bold" style:font-size-complex="12pt" style:font-weight-complex="bold"/>
    </style:style>
    <style:style style:name="T21" style:family="text">
      <style:text-properties officeooo:rsid="002bfef1"/>
    </style:style>
    <style:style style:name="T22" style:family="text">
      <style:text-properties officeooo:rsid="002dbe31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3527df"/>
    </style:style>
    <style:style style:name="T25" style:family="text">
      <style:text-properties fo:language="fr" fo:country="FR"/>
    </style:style>
    <style:style style:name="T26" style:family="text">
      <style:text-properties officeooo:rsid="00358dd6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italic" fo:text-shadow="none" style:text-underline-style="none" fo:font-weight="normal" style:letter-kerning="true" style:font-name-asian="WenQuanYi Micro Hei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WenQuanYi Micro Hei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Circle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59cm" svg:stroke-color="#204a87" draw:marker-start="" draw:marker-start-width="0.437cm" draw:marker-start-center="false" draw:marker-end="" draw:marker-end-width="0.437cm" draw:marker-end-center="false" draw:fill="none" draw:fill-color="#729fcf" draw:textarea-horizontal-align="justify" draw:textarea-vertical-align="middle" fo:padding-top="0.205cm" fo:padding-bottom="0.205cm" fo:padding-left="0.33cm" fo:padding-right="0.33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4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name="Forme2" draw:style-name="gr1">
        <draw:line draw:style-name="gr2" draw:text-style-name="P29" svg:x1="1.898cm" svg:y1="2.002cm" svg:x2="1.898cm" svg:y2="29.102cm">
          <text:p/>
        </draw:line>
        <draw:line draw:style-name="gr3" draw:text-style-name="P29" svg:x1="3.598cm" svg:y1="2.002cm" svg:x2="3.598cm" svg:y2="29.702cm">
          <text:p/>
        </draw:line>
        <draw:line draw:style-name="gr2" draw:text-style-name="P29" svg:x1="5.395cm" svg:y1="2.002cm" svg:x2="5.395cm" svg:y2="29.302cm">
          <text:p/>
        </draw:line>
        <draw:line draw:style-name="gr2" draw:text-style-name="P29" svg:x1="8.195cm" svg:y1="2.002cm" svg:x2="8.195cm" svg:y2="29.302cm">
          <text:p/>
        </draw:line>
        <draw:line draw:style-name="gr3" draw:text-style-name="P29" svg:x1="10.098cm" svg:y1="2.002cm" svg:x2="10.098cm" svg:y2="29.702cm">
          <text:p/>
        </draw:line>
        <draw:line draw:style-name="gr2" draw:text-style-name="P29" svg:x1="11.898cm" svg:y1="2.002cm" svg:x2="11.898cm" svg:y2="29.302cm">
          <text:p/>
        </draw:line>
        <draw:line draw:style-name="gr2" draw:text-style-name="P29" svg:x1="18.198cm" svg:y1="2.002cm" svg:x2="18.198cm" svg:y2="29.702cm">
          <text:p/>
        </draw:line>
        <draw:line draw:style-name="gr4" draw:text-style-name="P29" svg:x1="1.798cm" svg:y1="4.299cm" svg:x2="18.198cm" svg:y2="4.399cm">
          <text:p/>
        </draw:line>
        <draw:frame draw:style-name="gr5" draw:text-style-name="P31" svg:width="5.201cm" svg:height="0.964cm" svg:x="13.096cm" svg:y="3.898cm">
          <draw:text-box>
            <text:p text:style-name="P30"><text:span text:style-name="T27"><text:s/></text:span><text:span text:style-name="T27">« J indice »</text:span></text:p>
          </draw:text-box>
        </draw:frame>
        <draw:frame draw:style-name="gr6" draw:text-style-name="P31" svg:width="2.701cm" svg:height="0.618cm" svg:x="18.097cm" svg:y="3.699cm">
          <draw:text-box>
            <text:p text:style-name="P30"><text:span text:style-name="T27">fsmserver = 11</text:span></text:p>
          </draw:text-box>
        </draw:frame>
        <draw:line draw:style-name="gr4" draw:text-style-name="P29" svg:x1="18.295cm" svg:y1="5.072cm" svg:x2="5.395cm" svg:y2="5.097cm">
          <text:p/>
        </draw:line>
        <draw:frame draw:style-name="gr6" draw:text-style-name="P31" svg:width="2.2cm" svg:height="0.618cm" svg:x="13.197cm" svg:y="4.599cm">
          <draw:text-box>
            <text:p text:style-name="P30"><text:span text:style-name="T27">« S indice »</text:span></text:p>
          </draw:text-box>
        </draw:frame>
        <draw:line draw:style-name="gr7" draw:text-style-name="P29" svg:x1="6.998cm" svg:y1="2.002cm" svg:x2="7.098cm" svg:y2="29.702cm">
          <text:p/>
        </draw:line>
        <draw:line draw:style-name="gr2" draw:text-style-name="P29" svg:x1="1.91cm" svg:y1="5.087cm" svg:x2="1.91cm" svg:y2="29.187cm">
          <text:p/>
        </draw:line>
        <draw:frame draw:style-name="gr8" draw:text-style-name="P31" svg:width="2.701cm" svg:height="0.701cm" svg:x="18.097cm" svg:y="5.798cm">
          <draw:text-box>
            <text:p text:style-name="P30"><text:span text:style-name="T27">fsmserver = 13</text:span></text:p>
          </draw:text-box>
        </draw:frame>
        <draw:line draw:style-name="gr4" draw:text-style-name="P29" svg:x1="1.798cm" svg:y1="2.501cm" svg:x2="18.198cm" svg:y2="2.601cm">
          <text:p/>
        </draw:line>
        <draw:frame draw:style-name="gr5" draw:text-style-name="P31" svg:width="5.201cm" svg:height="0.964cm" svg:x="13.096cm" svg:y="2.099cm">
          <draw:text-box>
            <text:p text:style-name="P30"><text:span text:style-name="T27"><text:s/></text:span><text:span text:style-name="T27">« L J »</text:span></text:p>
          </draw:text-box>
        </draw:frame>
        <draw:frame draw:style-name="gr6" draw:text-style-name="P31" svg:width="2.701cm" svg:height="0.618cm" svg:x="18.097cm" svg:y="6.599cm">
          <draw:text-box>
            <text:p text:style-name="P30"><text:span text:style-name="T27">fsmserver = 14</text:span></text:p>
          </draw:text-box>
        </draw:frame>
        <draw:frame draw:style-name="gr6" draw:text-style-name="P31" svg:width="2.701cm" svg:height="0.618cm" svg:x="18.097cm" svg:y="7.603cm">
          <draw:text-box>
            <text:p text:style-name="P30"><text:span text:style-name="T27">fsmserver = 16</text:span></text:p>
          </draw:text-box>
        </draw:frame>
        <draw:frame draw:style-name="gr6" draw:text-style-name="P31" svg:width="2.701cm" svg:height="0.618cm" svg:x="18.097cm" svg:y="8.92cm">
          <draw:text-box>
            <text:p text:style-name="P30"><text:span text:style-name="T27">fsmserver = 17</text:span></text:p>
          </draw:text-box>
        </draw:frame>
        <draw:frame draw:style-name="gr6" draw:text-style-name="P31" svg:width="2.701cm" svg:height="0.618cm" svg:x="18.097cm" svg:y="10.6cm">
          <draw:text-box>
            <text:p text:style-name="P30"><text:span text:style-name="T27">fsmserver = 6</text:span></text:p>
          </draw:text-box>
        </draw:frame>
        <draw:frame draw:style-name="gr6" draw:text-style-name="P32" svg:width="3.001cm" svg:height="0.618cm" svg:x="17.997cm" svg:y="9.499cm">
          <draw:text-box>
            <text:p text:style-name="P30"><text:span text:style-name="T28">FIN DE TOUR</text:span></text:p>
          </draw:text-box>
        </draw:frame>
        <draw:frame draw:style-name="gr9" draw:text-style-name="P33" svg:width="1.1cm" svg:height="0.802cm" svg:x="13.998cm" svg:y="10.499cm">
          <draw:text-box>
            <text:p text:style-name="P30"><text:span text:style-name="T29">...</text:span></text:p>
          </draw:text-box>
        </draw:frame>
        <draw:frame draw:style-name="gr6" draw:text-style-name="P31" svg:width="2.701cm" svg:height="0.618cm" svg:x="18.097cm" svg:y="12.406cm">
          <draw:text-box>
            <text:p text:style-name="P30"><text:span text:style-name="T27">fsmserver = 10</text:span></text:p>
          </draw:text-box>
        </draw:frame>
        <draw:line draw:style-name="gr4" draw:text-style-name="P29" svg:x1="1.798cm" svg:y1="13.099cm" svg:x2="18.198cm" svg:y2="13.199cm">
          <text:p/>
        </draw:line>
        <draw:frame draw:style-name="gr5" draw:text-style-name="P31" svg:width="5.201cm" svg:height="0.964cm" svg:x="13.096cm" svg:y="12.7cm">
          <draw:text-box>
            <text:p text:style-name="P30"><text:span text:style-name="T27"><text:s/></text:span><text:span text:style-name="T27">« A J »</text:span></text:p>
          </draw:text-box>
        </draw:frame>
        <draw:frame draw:style-name="gr6" draw:text-style-name="P31" svg:width="2.701cm" svg:height="0.618cm" svg:x="18.097cm" svg:y="14.2cm">
          <draw:text-box>
            <text:p text:style-name="P30"><text:span text:style-name="T27">fsmserver = 12</text:span></text:p>
          </draw:text-box>
        </draw:frame>
        <draw:line draw:style-name="gr4" draw:text-style-name="P29" svg:x1="18.299cm" svg:y1="3.376cm" svg:x2="5.399cm" svg:y2="3.401cm">
          <text:p/>
        </draw:line>
        <draw:frame draw:style-name="gr6" draw:text-style-name="P31" svg:width="6.501cm" svg:height="0.618cm" svg:x="11.998cm" svg:y="2.9cm">
          <draw:text-box>
            <text:p text:style-name="P30"><text:span text:style-name="T27">« T le policier Jaune cherche des indices»</text:span></text:p>
          </draw:text-box>
        </draw:frame>
        <draw:line draw:style-name="gr4" draw:text-style-name="P29" svg:x1="18.3cm" svg:y1="6.477cm" svg:x2="5.4cm" svg:y2="6.502cm">
          <text:p/>
        </draw:line>
        <draw:frame draw:style-name="gr6" draw:text-style-name="P31" svg:width="7.002cm" svg:height="0.618cm" svg:x="11.998cm" svg:y="6.001cm">
          <draw:text-box>
            <text:p text:style-name="P30"><text:span text:style-name="T27">« T le policier Vert cherche des indices»</text:span></text:p>
          </draw:text-box>
        </draw:frame>
        <draw:line draw:style-name="gr4" draw:text-style-name="P29" svg:x1="18.3cm" svg:y1="8.777cm" svg:x2="5.4cm" svg:y2="8.802cm">
          <text:p/>
        </draw:line>
        <draw:frame draw:style-name="gr6" draw:text-style-name="P31" svg:width="7.002cm" svg:height="0.618cm" svg:x="11.998cm" svg:y="8.301cm">
          <draw:text-box>
            <text:p text:style-name="P30"><text:span text:style-name="T27">« T le policier Bleu cherche des indices»</text:span></text:p>
          </draw:text-box>
        </draw:frame>
        <draw:line draw:style-name="gr4" draw:text-style-name="P29" svg:x1="18.3cm" svg:y1="14.074cm" svg:x2="5.4cm" svg:y2="14.099cm">
          <text:p/>
        </draw:line>
        <draw:frame draw:style-name="gr6" draw:text-style-name="P31" svg:width="7.002cm" svg:height="0.618cm" svg:x="11.497cm" svg:y="13.593cm">
          <draw:text-box>
            <text:p text:style-name="P30"><text:span text:style-name="T27">« T le policier Jaune effectue une arrestation»</text:span></text:p>
          </draw:text-box>
        </draw:frame>
        <draw:frame draw:style-name="gr6" draw:text-style-name="P31" svg:width="2.701cm" svg:height="0.618cm" svg:x="18.097cm" svg:y="16.5cm">
          <draw:text-box>
            <text:p text:style-name="P30"><text:span text:style-name="T27">fsmserver = 13</text:span></text:p>
          </draw:text-box>
        </draw:frame>
        <draw:line draw:style-name="gr4" draw:text-style-name="P29" svg:x1="1.799cm" svg:y1="14.799cm" svg:x2="18.199cm" svg:y2="14.899cm">
          <text:p/>
        </draw:line>
        <draw:frame draw:style-name="gr5" draw:text-style-name="P31" svg:width="5.201cm" svg:height="0.964cm" svg:x="13.098cm" svg:y="14.401cm">
          <draw:text-box>
            <text:p text:style-name="P30"><text:span text:style-name="T27"><text:s/></text:span><text:span text:style-name="T27">« J indice »</text:span></text:p>
          </draw:text-box>
        </draw:frame>
        <draw:line draw:style-name="gr4" draw:text-style-name="P29" svg:x1="18.299cm" svg:y1="15.778cm" svg:x2="5.399cm" svg:y2="15.803cm">
          <text:p/>
        </draw:line>
        <draw:frame draw:style-name="gr6" draw:text-style-name="P31" svg:width="6cm" svg:height="0.618cm" svg:x="11.998cm" svg:y="15.3cm">
          <draw:text-box>
            <text:p text:style-name="P30"><text:span text:style-name="T27">« T Jack n’est pas en %indice% » </text:span></text:p>
          </draw:text-box>
        </draw:frame>
        <draw:frame draw:style-name="gr6" draw:text-style-name="P31" svg:width="2.701cm" svg:height="0.618cm" svg:x="18.097cm" svg:y="17.202cm">
          <draw:text-box>
            <text:p text:style-name="P30"><text:span text:style-name="T27">fsmserver = 15</text:span></text:p>
          </draw:text-box>
        </draw:frame>
        <draw:line draw:style-name="gr4" draw:text-style-name="P29" svg:x1="18.3cm" svg:y1="17.178cm" svg:x2="5.4cm" svg:y2="17.203cm">
          <text:p/>
        </draw:line>
        <draw:frame draw:style-name="gr6" draw:text-style-name="P31" svg:width="7.002cm" svg:height="0.618cm" svg:x="11.497cm" svg:y="16.694cm">
          <draw:text-box>
            <text:p text:style-name="P30"><text:span text:style-name="T27">« T le policier Vert effectue une arrestation»</text:span></text:p>
          </draw:text-box>
        </draw:frame>
        <draw:frame draw:style-name="gr6" draw:text-style-name="P31" svg:width="2.701cm" svg:height="0.618cm" svg:x="18.097cm" svg:y="18.602cm">
          <draw:text-box>
            <text:p text:style-name="P30"><text:span text:style-name="T27">fsmserver = 16</text:span></text:p>
          </draw:text-box>
        </draw:frame>
        <draw:line draw:style-name="gr4" draw:text-style-name="P29" svg:x1="18.3cm" svg:y1="19.281cm" svg:x2="5.4cm" svg:y2="19.306cm">
          <text:p/>
        </draw:line>
        <draw:frame draw:style-name="gr6" draw:text-style-name="P31" svg:width="7.002cm" svg:height="0.618cm" svg:x="11.497cm" svg:y="18.796cm">
          <draw:text-box>
            <text:p text:style-name="P30"><text:span text:style-name="T27">« T le policier Bleu effectue une arrestation»</text:span></text:p>
          </draw:text-box>
        </draw:frame>
        <draw:frame draw:style-name="gr6" draw:text-style-name="P31" svg:width="2.701cm" svg:height="0.618cm" svg:x="18.097cm" svg:y="19.403cm">
          <draw:text-box>
            <text:p text:style-name="P30"><text:span text:style-name="T27">fsmserver = 18</text:span></text:p>
          </draw:text-box>
        </draw:frame>
        <draw:frame draw:style-name="gr6" draw:text-style-name="P32" svg:width="3.001cm" svg:height="0.618cm" svg:x="17.997cm" svg:y="20.791cm">
          <draw:text-box>
            <text:p text:style-name="P30"><text:span text:style-name="T28">FIN DE TOUR</text:span></text:p>
          </draw:text-box>
        </draw:frame>
        <draw:frame draw:style-name="gr6" draw:text-style-name="P31" svg:width="2.701cm" svg:height="0.618cm" svg:x="18.097cm" svg:y="21.199cm">
          <draw:text-box>
            <text:p text:style-name="P30"><text:span text:style-name="T27">fsmserver = 6</text:span></text:p>
          </draw:text-box>
        </draw:frame>
        <draw:frame draw:style-name="gr6" draw:text-style-name="P31" svg:width="2.701cm" svg:height="0.618cm" svg:x="18.097cm" svg:y="22.857cm">
          <draw:text-box>
            <text:p text:style-name="P30"><text:span text:style-name="T27">fsmserver = 10</text:span></text:p>
          </draw:text-box>
        </draw:frame>
        <draw:line draw:style-name="gr4" draw:text-style-name="P29" svg:x1="1.798cm" svg:y1="23.547cm" svg:x2="18.198cm" svg:y2="23.647cm">
          <text:p/>
        </draw:line>
        <draw:frame draw:style-name="gr5" draw:text-style-name="P31" svg:width="5.201cm" svg:height="0.964cm" svg:x="13.096cm" svg:y="23.151cm">
          <draw:text-box>
            <text:p text:style-name="P30"><text:span text:style-name="T27"><text:s/></text:span><text:span text:style-name="T27">« A J »</text:span></text:p>
          </draw:text-box>
        </draw:frame>
        <draw:frame draw:style-name="gr6" draw:text-style-name="P31" svg:width="2.701cm" svg:height="0.618cm" svg:x="18.097cm" svg:y="24.649cm">
          <draw:text-box>
            <text:p text:style-name="P30"><text:span text:style-name="T27">fsmserver = 12</text:span></text:p>
          </draw:text-box>
        </draw:frame>
        <draw:line draw:style-name="gr4" draw:text-style-name="P29" svg:x1="18.3cm" svg:y1="24.525cm" svg:x2="5.4cm" svg:y2="24.55cm">
          <text:p/>
        </draw:line>
        <draw:frame draw:style-name="gr6" draw:text-style-name="P31" svg:width="7.002cm" svg:height="0.618cm" svg:x="11.497cm" svg:y="24.042cm">
          <draw:text-box>
            <text:p text:style-name="P30"><text:span text:style-name="T27">« T le policier jaune effectue une arrestation»</text:span></text:p>
          </draw:text-box>
        </draw:frame>
        <draw:line draw:style-name="gr4" draw:text-style-name="P29" svg:x1="1.799cm" svg:y1="25.653cm" svg:x2="18.199cm" svg:y2="25.753cm">
          <text:p/>
        </draw:line>
        <draw:frame draw:style-name="gr5" draw:text-style-name="P31" svg:width="5.201cm" svg:height="0.964cm" svg:x="13.098cm" svg:y="25.25cm">
          <draw:text-box>
            <text:p text:style-name="P30"><text:span text:style-name="T27"><text:s/></text:span><text:span text:style-name="T27">« J indice »</text:span></text:p>
          </draw:text-box>
        </draw:frame>
        <draw:line draw:style-name="gr4" draw:text-style-name="P29" svg:x1="18.299cm" svg:y1="27.125cm" svg:x2="5.399cm" svg:y2="27.15cm">
          <text:p/>
        </draw:line>
        <draw:frame draw:style-name="gr10" draw:text-style-name="P31" svg:width="6cm" svg:height="1.348cm" svg:x="11.998cm" svg:y="26.302cm">
          <draw:text-box>
            <text:p text:style-name="P30"><text:span text:style-name="T27">« T Jack a été arrêté par le policier jaune en %indice%! Fin de la partie ! »</text:span></text:p>
            <text:p text:style-name="P30"><text:span text:style-name="T27"> </text:span></text:p>
          </draw:text-box>
        </draw:frame>
        <draw:frame draw:style-name="gr6" draw:text-style-name="P31" svg:width="2.701cm" svg:height="0.618cm" svg:x="18.097cm" svg:y="27.15cm">
          <draw:text-box>
            <text:p text:style-name="P30"><text:span text:style-name="T27">fsmserver = 19</text:span></text:p>
          </draw:text-box>
        </draw:frame>
        <draw:frame draw:style-name="gr6" draw:text-style-name="P32" svg:width="3.001cm" svg:height="0.618cm" svg:x="17.997cm" svg:y="27.7cm">
          <draw:text-box>
            <text:p text:style-name="P30"><text:span text:style-name="T28">FIN DE PARTIE</text:span></text:p>
          </draw:text-box>
        </draw:frame>
        <draw:line draw:style-name="gr4" draw:text-style-name="P29" svg:x1="18.301cm" svg:y1="20.38cm" svg:x2="5.401cm" svg:y2="20.405cm">
          <text:p/>
        </draw:line>
        <draw:frame draw:style-name="gr6" draw:text-style-name="P31" svg:width="3.5cm" svg:height="0.618cm" svg:x="13.197cm" svg:y="19.897cm">
          <draw:text-box>
            <text:p text:style-name="P30"><text:span text:style-name="T27">« M ind_k »</text:span></text:p>
          </draw:text-box>
        </draw:frame>
        <draw:frame draw:style-name="gr6" draw:text-style-name="P34" svg:width="2.5cm" svg:height="0.618cm" svg:x="18.097cm" svg:y="20.093cm">
          <draw:text-box>
            <text:p text:style-name="P30"><text:span text:style-name="T30">Si meurtre</text:span></text:p>
          </draw:text-box>
        </draw:frame>
        <draw:line draw:style-name="gr4" draw:text-style-name="P29" svg:x1="18.3cm" svg:y1="20.372cm" svg:x2="11.9cm" svg:y2="20.397cm">
          <text:p/>
        </draw:line>
        <draw:line draw:style-name="gr4" draw:text-style-name="P29" svg:x1="18.3cm" svg:y1="24.502cm" svg:x2="11.9cm" svg:y2="24.527cm">
          <text:p/>
        </draw:line>
        <draw:line draw:style-name="gr4" draw:text-style-name="P29" svg:x1="18.301cm" svg:y1="27.102cm" svg:x2="11.901cm" svg:y2="27.127cm">
          <text:p/>
        </draw:line>
        <draw:line draw:style-name="gr4" draw:text-style-name="P29" svg:x1="18.298cm" svg:y1="19.299cm" svg:x2="11.898cm" svg:y2="19.299cm">
          <text:p/>
        </draw:line>
        <draw:line draw:style-name="gr4" draw:text-style-name="P29" svg:x1="18.299cm" svg:y1="17.198cm" svg:x2="11.898cm" svg:y2="17.197cm">
          <text:p/>
        </draw:line>
        <draw:line draw:style-name="gr4" draw:text-style-name="P29" svg:x1="18.3cm" svg:y1="14.101cm" svg:x2="11.899cm" svg:y2="14.1cm">
          <text:p/>
        </draw:line>
        <draw:line draw:style-name="gr4" draw:text-style-name="P29" svg:x1="18.301cm" svg:y1="8.801cm" svg:x2="11.9cm" svg:y2="8.8cm">
          <text:p/>
        </draw:line>
        <draw:line draw:style-name="gr4" draw:text-style-name="P29" svg:x1="18.302cm" svg:y1="6.502cm" svg:x2="11.901cm" svg:y2="6.502cm">
          <text:p/>
        </draw:line>
        <draw:line draw:style-name="gr4" draw:text-style-name="P29" svg:x1="18.302cm" svg:y1="3.403cm" svg:x2="11.901cm" svg:y2="3.403cm">
          <text:p/>
        </draw:line>
        <draw:frame draw:style-name="gr6" draw:text-style-name="P31" svg:width="2.701cm" svg:height="0.618cm" svg:x="18.097cm" svg:y="1.9cm">
          <draw:text-box>
            <text:p text:style-name="P30"><text:span text:style-name="T27">fsmserver = 10</text:span></text:p>
          </draw:text-box>
        </draw:frame>
        <draw:frame draw:style-name="gr9" draw:text-style-name="P33" svg:width="1.101cm" svg:height="0.802cm" svg:x="18.397cm" svg:y="11.199cm">
          <draw:text-box>
            <text:p text:style-name="P30"><text:span text:style-name="T29">...</text:span></text:p>
          </draw:text-box>
        </draw:frame>
        <draw:line draw:style-name="gr4" draw:text-style-name="P29" svg:x1="18.3cm" svg:y1="5.676cm" svg:x2="5.4cm" svg:y2="5.701cm">
          <text:p/>
        </draw:line>
        <draw:frame draw:style-name="gr5" draw:text-style-name="P31" svg:width="7.601cm" svg:height="0.964cm" svg:x="10.897cm" svg:y="5.2cm">
          <draw:text-box>
            <text:p text:style-name="P30"><text:span text:style-name="T27">« Le policier Vert choisit une action à effectuer»</text:span></text:p>
          </draw:text-box>
        </draw:frame>
        <draw:line draw:style-name="gr4" draw:text-style-name="P29" svg:x1="18.302cm" svg:y1="5.706cm" svg:x2="11.901cm" svg:y2="5.706cm">
          <text:p/>
        </draw:line>
        <draw:line draw:style-name="gr4" draw:text-style-name="P29" svg:x1="18.3cm" svg:y1="7.477cm" svg:x2="5.4cm" svg:y2="7.502cm">
          <text:p/>
        </draw:line>
        <draw:line draw:style-name="gr4" draw:text-style-name="P29" svg:x1="18.302cm" svg:y1="7.504cm" svg:x2="11.901cm" svg:y2="7.504cm">
          <text:p/>
        </draw:line>
        <draw:frame draw:style-name="gr11" draw:text-style-name="P31" svg:width="7.601cm" svg:height="0.698cm" svg:x="10.899cm" svg:y="7.001cm">
          <draw:text-box>
            <text:p text:style-name="P30"><text:span text:style-name="T27">« Le policier Bleu choisit une action à effectuer»</text:span></text:p>
          </draw:text-box>
        </draw:frame>
        <draw:line draw:style-name="gr4" draw:text-style-name="P29" svg:x1="18.301cm" svg:y1="16.375cm" svg:x2="5.401cm" svg:y2="16.4cm">
          <text:p/>
        </draw:line>
        <draw:frame draw:style-name="gr5" draw:text-style-name="P31" svg:width="7.601cm" svg:height="0.964cm" svg:x="10.899cm" svg:y="15.902cm">
          <draw:text-box>
            <text:p text:style-name="P30"><text:span text:style-name="T27">« Le policier Vert choisit une action à effectuer»</text:span></text:p>
          </draw:text-box>
        </draw:frame>
        <draw:line draw:style-name="gr4" draw:text-style-name="P29" svg:x1="18.305cm" svg:y1="16.404cm" svg:x2="11.904cm" svg:y2="16.404cm">
          <text:p/>
        </draw:line>
        <draw:frame draw:style-name="gr9" draw:text-style-name="P33" svg:width="1.101cm" svg:height="0.802cm" svg:x="18.397cm" svg:y="21.899cm">
          <draw:text-box>
            <text:p text:style-name="P30"><text:span text:style-name="T29">...</text:span></text:p>
          </draw:text-box>
        </draw:frame>
        <draw:frame draw:style-name="gr9" draw:text-style-name="P33" svg:width="1.101cm" svg:height="0.802cm" svg:x="12.897cm" svg:y="21.899cm">
          <draw:text-box>
            <text:p text:style-name="P30"><text:span text:style-name="T29">...</text:span></text:p>
          </draw:text-box>
        </draw:frame>
        <draw:line draw:style-name="gr4" draw:text-style-name="P29" svg:x1="18.301cm" svg:y1="18.175cm" svg:x2="5.401cm" svg:y2="18.2cm">
          <text:p/>
        </draw:line>
        <draw:line draw:style-name="gr4" draw:text-style-name="P29" svg:x1="18.305cm" svg:y1="18.205cm" svg:x2="11.904cm" svg:y2="18.205cm">
          <text:p/>
        </draw:line>
        <draw:frame draw:style-name="gr5" draw:text-style-name="P31" svg:width="7.601cm" svg:height="0.964cm" svg:x="10.899cm" svg:y="17.703cm">
          <draw:text-box>
            <text:p text:style-name="P30"><text:span text:style-name="T27">« Le policier Bleu choisit une action à effectuer»</text:span></text:p>
          </draw:text-box>
        </draw:frame>
      </draw:g>
      <draw:g text:anchor-type="page" text:anchor-page-number="2" draw:z-index="1" draw:name="Forme1" draw:style-name="gr1">
        <draw:frame draw:style-name="gr12" draw:text-style-name="P36" svg:width="3.301cm" svg:height="1.714cm" svg:x="2.198cm" svg:y="2.579cm">
          <draw:text-box>
            <text:p text:style-name="P35"><text:span text:style-name="T31">t7.c</text:span></text:p>
            <text:p text:style-name="P35"><text:span text:style-name="T32">Policier</text:span></text:p>
          </draw:text-box>
        </draw:frame>
        <draw:frame draw:style-name="gr13" draw:text-style-name="P36" svg:width="3.301cm" svg:height="1.714cm" svg:x="8.598cm" svg:y="2.6cm">
          <draw:text-box>
            <text:p text:style-name="P35"><text:span text:style-name="T31">t7.c</text:span></text:p>
            <text:p text:style-name="P35"><text:span text:style-name="T32">Jack</text:span></text:p>
          </draw:text-box>
        </draw:frame>
        <draw:frame draw:style-name="gr14" draw:text-style-name="P37" svg:width="4.901cm" svg:height="2.199cm" svg:x="15.997cm" svg:y="2.6cm">
          <draw:text-box>
            <text:p text:style-name="P30"><text:span text:style-name="T31">server_white.c</text:span></text:p>
            <text:p text:style-name="P30"><text:span text:style-name="T32">Port 32000</text:span></text:p>
          </draw:text-box>
        </draw:frame>
        <draw:line draw:style-name="gr2" draw:text-style-name="P29" svg:x1="2.099cm" svg:y1="4.998cm" svg:x2="2.099cm" svg:y2="29.698cm">
          <text:p/>
        </draw:line>
        <draw:line draw:style-name="gr3" draw:text-style-name="P29" svg:x1="3.797cm" svg:y1="4.198cm" svg:x2="3.797cm" svg:y2="29.698cm">
          <text:p/>
        </draw:line>
        <draw:line draw:style-name="gr2" draw:text-style-name="P29" svg:x1="5.596cm" svg:y1="4.998cm" svg:x2="5.596cm" svg:y2="29.698cm">
          <text:p/>
        </draw:line>
        <draw:line draw:style-name="gr2" draw:text-style-name="P29" svg:x1="8.397cm" svg:y1="4.998cm" svg:x2="8.397cm" svg:y2="29.698cm">
          <text:p/>
        </draw:line>
        <draw:line draw:style-name="gr3" draw:text-style-name="P29" svg:x1="10.25cm" svg:y1="4.198cm" svg:x2="10.3cm" svg:y2="29.698cm">
          <text:p/>
        </draw:line>
        <draw:line draw:style-name="gr2" draw:text-style-name="P29" svg:x1="12.096cm" svg:y1="4.998cm" svg:x2="12.096cm" svg:y2="29.698cm">
          <text:p/>
        </draw:line>
        <draw:line draw:style-name="gr2" draw:text-style-name="P29" svg:x1="18.4cm" svg:y1="4.998cm" svg:x2="18.4cm" svg:y2="29.698cm">
          <text:p/>
        </draw:line>
        <draw:line draw:style-name="gr4" draw:text-style-name="P29" svg:x1="8.3cm" svg:y1="5.848cm" svg:x2="18.4cm" svg:y2="5.898cm">
          <text:p/>
        </draw:line>
        <draw:frame draw:style-name="gr15" draw:text-style-name="P38" svg:width="1.401cm" svg:height="0.74cm" svg:x="1.498cm" svg:y="4.299cm">
          <draw:text-box>
            <text:p text:style-name="P30"><text:span text:style-name="T33">SDL</text:span></text:p>
          </draw:text-box>
        </draw:frame>
        <draw:frame draw:style-name="gr16" draw:text-style-name="P38" svg:width="3.001cm" svg:height="1.101cm" svg:x="4.297cm" svg:y="4.299cm">
          <draw:text-box>
            <text:p text:style-name="P30"><text:span text:style-name="T33">thread_serv</text:span></text:p>
          </draw:text-box>
        </draw:frame>
        <draw:frame draw:style-name="gr15" draw:text-style-name="P38" svg:width="1.401cm" svg:height="0.74cm" svg:x="7.698cm" svg:y="4.299cm">
          <draw:text-box>
            <text:p text:style-name="P30"><text:span text:style-name="T33">SDL</text:span></text:p>
          </draw:text-box>
        </draw:frame>
        <draw:frame draw:style-name="gr16" draw:text-style-name="P38" svg:width="3.001cm" svg:height="1.101cm" svg:x="10.598cm" svg:y="4.299cm">
          <draw:text-box>
            <text:p text:style-name="P30"><text:span text:style-name="T33">thread_serv</text:span></text:p>
          </draw:text-box>
        </draw:frame>
        <draw:frame draw:style-name="gr8" draw:text-style-name="P31" svg:width="4.201cm" svg:height="0.701cm" svg:x="13.298cm" svg:y="5.399cm">
          <draw:text-box>
            <text:p text:style-name="P30"><text:span text:style-name="T27">« C </text:span><text:span text:style-name="T30">IPclient</text:span><text:span text:style-name="T27"> Port K »</text:span></text:p>
          </draw:text-box>
        </draw:frame>
        <draw:frame draw:style-name="gr6" draw:text-style-name="P31" svg:width="2.701cm" svg:height="0.618cm" svg:x="18.297cm" svg:y="4.9cm">
          <draw:text-box>
            <text:p text:style-name="P30"><text:span text:style-name="T27">fsmserver = 0</text:span></text:p>
          </draw:text-box>
        </draw:frame>
        <draw:line draw:style-name="gr4" draw:text-style-name="P29" svg:x1="18.496cm" svg:y1="6.873cm" svg:x2="12.096cm" svg:y2="6.898cm">
          <text:p/>
        </draw:line>
        <draw:frame draw:style-name="gr8" draw:text-style-name="P31" svg:width="1.701cm" svg:height="0.701cm" svg:x="14.397cm" svg:y="6.398cm">
          <draw:text-box>
            <text:p text:style-name="P30"><text:span text:style-name="T27">« I K »</text:span></text:p>
          </draw:text-box>
        </draw:frame>
        <draw:line draw:style-name="gr4" draw:text-style-name="P29" svg:x1="1.997cm" svg:y1="9.098cm" svg:x2="18.397cm" svg:y2="9.198cm">
          <text:p/>
        </draw:line>
        <draw:frame draw:style-name="gr8" draw:text-style-name="P31" svg:width="4.201cm" svg:height="0.701cm" svg:x="13.298cm" svg:y="8.698cm">
          <draw:text-box>
            <text:p text:style-name="P30"><text:span text:style-name="T27">« C </text:span><text:span text:style-name="T30">IPclient</text:span><text:span text:style-name="T27"> Port J »</text:span></text:p>
          </draw:text-box>
        </draw:frame>
        <draw:line draw:style-name="gr4" draw:text-style-name="P29" svg:x1="18.497cm" svg:y1="10.183cm" svg:x2="5.596cm" svg:y2="10.183cm">
          <text:p/>
        </draw:line>
        <draw:frame draw:style-name="gr8" draw:text-style-name="P31" svg:width="4.201cm" svg:height="0.701cm" svg:x="13.298cm" svg:y="9.698cm">
          <draw:text-box>
            <text:p text:style-name="P30"><text:span text:style-name="T27">« I J »</text:span></text:p>
          </draw:text-box>
        </draw:frame>
        <draw:frame draw:style-name="gr17" draw:text-style-name="P31" svg:width="2.701cm" svg:height="2.079cm" svg:x="18.297cm" svg:y="10.098cm">
          <draw:text-box>
            <text:p text:style-name="P30"><text:span text:style-name="T27"/></text:p>
            <text:p text:style-name="P30"><text:span text:style-name="T27">si nbclient=4 :</text:span></text:p>
            <text:p text:style-name="P30"><text:span text:style-name="T27"/></text:p>
            <text:p text:style-name="P30"><text:span text:style-name="T27"/></text:p>
            <text:p text:style-name="P30"><text:span text:style-name="T27">fsmserver = 1</text:span></text:p>
          </draw:text-box>
        </draw:frame>
        <draw:line draw:style-name="gr4" draw:text-style-name="P29" svg:x1="8.3cm" svg:y1="12.848cm" svg:x2="18.4cm" svg:y2="12.898cm">
          <text:p/>
        </draw:line>
        <draw:frame draw:style-name="gr8" draw:text-style-name="P31" svg:width="4.201cm" svg:height="0.701cm" svg:x="13.298cm" svg:y="12.399cm">
          <draw:text-box>
            <text:p text:style-name="P30"><text:span text:style-name="T27">« K %indice%</text:span></text:p>
          </draw:text-box>
        </draw:frame>
        <draw:line draw:style-name="gr4" draw:text-style-name="P29" svg:x1="18.498cm" svg:y1="13.774cm" svg:x2="12.098cm" svg:y2="13.799cm">
          <text:p/>
        </draw:line>
        <draw:frame draw:style-name="gr6" draw:text-style-name="P31" svg:width="4.8cm" svg:height="0.618cm" svg:x="12.699cm" svg:y="13.298cm">
          <draw:text-box>
            <text:p text:style-name="P30"><text:span text:style-name="T27">« T message pris en compte »</text:span></text:p>
          </draw:text-box>
        </draw:frame>
        <draw:line draw:style-name="gr4" draw:text-style-name="P29" svg:x1="8.3cm" svg:y1="15.852cm" svg:x2="18.4cm" svg:y2="15.902cm">
          <text:p/>
        </draw:line>
        <draw:line draw:style-name="gr4" draw:text-style-name="P29" svg:x1="18.499cm" svg:y1="16.773cm" svg:x2="12.099cm" svg:y2="16.798cm">
          <text:p/>
        </draw:line>
        <draw:frame draw:style-name="gr6" draw:text-style-name="P31" svg:width="4.799cm" svg:height="0.618cm" svg:x="12.7cm" svg:y="16.3cm">
          <draw:text-box>
            <text:p text:style-name="P30"><text:span text:style-name="T27">« T message pris en compte »</text:span></text:p>
          </draw:text-box>
        </draw:frame>
        <draw:frame draw:style-name="gr6" draw:text-style-name="P31" svg:width="2.701cm" svg:height="0.618cm" svg:x="18.297cm" svg:y="17.791cm">
          <draw:text-box>
            <text:p text:style-name="P30"><text:span text:style-name="T27">fsmserver = 2</text:span></text:p>
          </draw:text-box>
        </draw:frame>
        <draw:line draw:style-name="gr4" draw:text-style-name="P29" svg:x1="1.997cm" svg:y1="18.399cm" svg:x2="18.397cm" svg:y2="18.499cm">
          <text:p/>
        </draw:line>
        <draw:frame draw:style-name="gr8" draw:text-style-name="P31" svg:width="4.201cm" svg:height="0.701cm" svg:x="13.298cm" svg:y="17.999cm">
          <draw:text-box>
            <text:p text:style-name="P30"><text:span text:style-name="T27">« J %indice%</text:span></text:p>
          </draw:text-box>
        </draw:frame>
        <draw:line draw:style-name="gr4" draw:text-style-name="P29" svg:x1="18.497cm" svg:y1="19.085cm" svg:x2="5.596cm" svg:y2="19.085cm">
          <text:p/>
        </draw:line>
        <draw:frame draw:style-name="gr6" draw:text-style-name="P31" svg:width="4.8cm" svg:height="0.618cm" svg:x="12.7cm" svg:y="18.599cm">
          <draw:text-box>
            <text:p text:style-name="P30"><text:span text:style-name="T27">« T message pris en compte »</text:span></text:p>
          </draw:text-box>
        </draw:frame>
        <draw:frame draw:style-name="gr6" draw:text-style-name="P31" svg:width="2.701cm" svg:height="0.618cm" svg:x="18.297cm" svg:y="19.8cm">
          <draw:text-box>
            <text:p text:style-name="P30"><text:span text:style-name="T27">fsmserver = 3</text:span></text:p>
          </draw:text-box>
        </draw:frame>
        <draw:frame draw:style-name="gr6" draw:text-style-name="P31" svg:width="2.701cm" svg:height="0.618cm" svg:x="18.297cm" svg:y="20.202cm">
          <draw:text-box>
            <text:p text:style-name="P30"><text:span text:style-name="T27">fsmserver = 4</text:span></text:p>
          </draw:text-box>
        </draw:frame>
        <draw:frame draw:style-name="gr6" draw:text-style-name="P31" svg:width="2.701cm" svg:height="0.618cm" svg:x="18.297cm" svg:y="20.602cm">
          <draw:text-box>
            <text:p text:style-name="P30"><text:span text:style-name="T27">fsmserver = 5</text:span></text:p>
          </draw:text-box>
        </draw:frame>
        <draw:line draw:style-name="gr4" draw:text-style-name="P29" svg:x1="8.3cm" svg:y1="21.448cm" svg:x2="18.4cm" svg:y2="21.498cm">
          <text:p/>
        </draw:line>
        <draw:frame draw:style-name="gr8" draw:text-style-name="P31" svg:width="4.201cm" svg:height="0.701cm" svg:x="13.298cm" svg:y="20.999cm">
          <draw:text-box>
            <text:p text:style-name="P30"><text:span text:style-name="T27">« K %indice% »</text:span></text:p>
          </draw:text-box>
        </draw:frame>
        <draw:line draw:style-name="gr7" draw:text-style-name="P29" svg:x1="7.197cm" svg:y1="2.198cm" svg:x2="7.297cm" svg:y2="29.698cm">
          <text:p/>
        </draw:line>
        <draw:frame draw:style-name="gr6" draw:text-style-name="P31" svg:width="2.701cm" svg:height="0.618cm" svg:x="18.297cm" svg:y="23.303cm">
          <draw:text-box>
            <text:p text:style-name="P30"><text:span text:style-name="T27">fsmserver = 6</text:span></text:p>
          </draw:text-box>
        </draw:frame>
        <draw:frame draw:style-name="gr18" draw:text-style-name="P39" svg:width="1.4cm" svg:height="0.902cm" svg:x="13.999cm" svg:y="19.999cm">
          <draw:text-box>
            <text:p text:style-name="P30"><text:span text:style-name="T34">...</text:span></text:p>
          </draw:text-box>
        </draw:frame>
        <draw:line draw:style-name="gr4" draw:text-style-name="P29" svg:x1="18.503cm" svg:y1="22.673cm" svg:x2="12.103cm" svg:y2="22.698cm">
          <text:p/>
        </draw:line>
        <draw:line draw:style-name="gr4" draw:text-style-name="P29" svg:x1="8.3cm" svg:y1="23.95cm" svg:x2="18.4cm" svg:y2="24cm">
          <text:p/>
        </draw:line>
        <draw:frame draw:style-name="gr8" draw:text-style-name="P31" svg:width="4.201cm" svg:height="0.701cm" svg:x="13.298cm" svg:y="23.499cm">
          <draw:text-box>
            <text:p text:style-name="P30"><text:span text:style-name="T27">« K %indice%</text:span></text:p>
          </draw:text-box>
        </draw:frame>
        <draw:frame draw:style-name="gr8" draw:text-style-name="P31" svg:width="4.201cm" svg:height="0.701cm" svg:x="13.298cm" svg:y="22.199cm">
          <draw:text-box>
            <text:p text:style-name="P30"><text:span text:style-name="T27">« K ind_k »</text:span></text:p>
          </draw:text-box>
        </draw:frame>
        <draw:frame draw:style-name="gr6" draw:text-style-name="P31" svg:width="2.701cm" svg:height="0.618cm" svg:x="18.297cm" svg:y="25.605cm">
          <draw:text-box>
            <text:p text:style-name="P30"><text:span text:style-name="T27">fsmserver = 7</text:span></text:p>
          </draw:text-box>
        </draw:frame>
        <draw:line draw:style-name="gr4" draw:text-style-name="P29" svg:x1="1.997cm" svg:y1="26.4cm" svg:x2="18.397cm" svg:y2="26.5cm">
          <text:p/>
        </draw:line>
        <draw:line draw:style-name="gr4" draw:text-style-name="P29" svg:x1="18.497cm" svg:y1="27.183cm" svg:x2="5.596cm" svg:y2="27.183cm">
          <text:p/>
        </draw:line>
        <draw:frame draw:style-name="gr8" draw:text-style-name="P31" svg:width="4.201cm" svg:height="0.701cm" svg:x="13.298cm" svg:y="25.998cm">
          <draw:text-box>
            <text:p text:style-name="P30"><text:span text:style-name="T27">« J %indice%</text:span></text:p>
          </draw:text-box>
        </draw:frame>
        <draw:frame draw:style-name="gr8" draw:text-style-name="P31" svg:width="4.201cm" svg:height="0.701cm" svg:x="13.298cm" svg:y="26.698cm">
          <draw:text-box>
            <text:p text:style-name="P30"><text:span text:style-name="T27">« J ind_j »</text:span></text:p>
          </draw:text-box>
        </draw:frame>
        <draw:frame draw:style-name="gr6" draw:text-style-name="P31" svg:width="2.701cm" svg:height="0.618cm" svg:x="18.297cm" svg:y="27.803cm">
          <draw:text-box>
            <text:p text:style-name="P30"><text:span text:style-name="T27">fsmserver = 8</text:span></text:p>
          </draw:text-box>
        </draw:frame>
        <draw:frame draw:style-name="gr6" draw:text-style-name="P31" svg:width="2.701cm" svg:height="0.618cm" svg:x="18.297cm" svg:y="28.203cm">
          <draw:text-box>
            <text:p text:style-name="P30"><text:span text:style-name="T27">fsmserver = 9</text:span></text:p>
          </draw:text-box>
        </draw:frame>
        <draw:line draw:style-name="gr4" draw:text-style-name="P29" svg:x1="18.503cm" svg:y1="22.075cm" svg:x2="12.103cm" svg:y2="22.1cm">
          <text:p/>
        </draw:line>
        <draw:frame draw:style-name="gr8" draw:text-style-name="P31" svg:width="4.201cm" svg:height="0.701cm" svg:x="13.3cm" svg:y="21.599cm">
          <draw:text-box>
            <text:p text:style-name="P30"><text:span text:style-name="T27">« M ind_k »</text:span></text:p>
          </draw:text-box>
        </draw:frame>
        <draw:frame draw:style-name="gr8" draw:text-style-name="P31" svg:width="4.201cm" svg:height="0.701cm" svg:x="13.298cm" svg:y="15.399cm">
          <draw:text-box>
            <text:p text:style-name="P30"><text:span text:style-name="T27">« K %indice%</text:span></text:p>
          </draw:text-box>
        </draw:frame>
        <draw:frame draw:style-name="gr8" draw:text-style-name="P31" svg:width="4.201cm" svg:height="0.701cm" svg:x="13.298cm" svg:y="24.199cm">
          <draw:text-box>
            <text:p text:style-name="P30"><text:span text:style-name="T27">« K ind_k »</text:span></text:p>
          </draw:text-box>
        </draw:frame>
        <draw:line draw:style-name="gr4" draw:text-style-name="P29" svg:x1="18.503cm" svg:y1="24.673cm" svg:x2="12.103cm" svg:y2="24.698cm">
          <text:p/>
        </draw:line>
        <draw:line draw:style-name="gr4" draw:text-style-name="P29" svg:x1="18.497cm" svg:y1="22.083cm" svg:x2="5.596cm" svg:y2="22.083cm">
          <text:p/>
        </draw:line>
        <draw:frame draw:style-name="gr6" draw:text-style-name="P34" svg:width="5.001cm" svg:height="0.618cm" svg:x="12.797cm" svg:y="10.899cm">
          <draw:text-box>
            <text:p text:style-name="P30"><text:span text:style-name="T30">« T Jack choisit quatre cibles »</text:span></text:p>
          </draw:text-box>
        </draw:frame>
        <draw:line draw:style-name="gr4" draw:text-style-name="P29" svg:x1="18.497cm" svg:y1="11.384cm" svg:x2="5.596cm" svg:y2="11.384cm">
          <text:p/>
        </draw:line>
        <draw:line draw:style-name="gr4" draw:text-style-name="P29" svg:x1="18.499cm" svg:y1="11.377cm" svg:x2="12.099cm" svg:y2="11.402cm">
          <text:p/>
        </draw:line>
        <draw:line draw:style-name="gr4" draw:text-style-name="P29" svg:x1="18.497cm" svg:y1="17.487cm" svg:x2="5.596cm" svg:y2="17.487cm">
          <text:p/>
        </draw:line>
        <draw:line draw:style-name="gr4" draw:text-style-name="P29" svg:x1="18.503cm" svg:y1="17.473cm" svg:x2="12.103cm" svg:y2="17.498cm">
          <text:p/>
        </draw:line>
        <draw:frame draw:style-name="gr6" draw:text-style-name="P34" svg:width="7.6cm" svg:height="0.618cm" svg:x="10.998cm" svg:y="16.999cm">
          <draw:text-box>
            <text:p text:style-name="P30"><text:span text:style-name="T30">« T Le policier Jaune choisit son point de départ »</text:span></text:p>
          </draw:text-box>
        </draw:frame>
        <draw:line draw:style-name="gr4" draw:text-style-name="P29" svg:x1="18.497cm" svg:y1="19.784cm" svg:x2="5.596cm" svg:y2="19.784cm">
          <text:p/>
        </draw:line>
        <draw:line draw:style-name="gr4" draw:text-style-name="P29" svg:x1="18.503cm" svg:y1="19.774cm" svg:x2="12.103cm" svg:y2="19.799cm">
          <text:p/>
        </draw:line>
        <draw:frame draw:style-name="gr6" draw:text-style-name="P34" svg:width="7.601cm" svg:height="0.618cm" svg:x="11.198cm" svg:y="19.299cm">
          <draw:text-box>
            <text:p text:style-name="P30"><text:span text:style-name="T30">« T Le policier Vert choisit son point de départ »</text:span></text:p>
          </draw:text-box>
        </draw:frame>
        <draw:line draw:style-name="gr4" draw:text-style-name="P29" svg:x1="18.497cm" svg:y1="23.285cm" svg:x2="5.596cm" svg:y2="23.285cm">
          <text:p/>
        </draw:line>
        <draw:line draw:style-name="gr4" draw:text-style-name="P29" svg:x1="18.503cm" svg:y1="23.276cm" svg:x2="12.103cm" svg:y2="23.301cm">
          <text:p/>
        </draw:line>
        <draw:frame draw:style-name="gr6" draw:text-style-name="P34" svg:width="4.301cm" svg:height="0.618cm" svg:x="13.298cm" svg:y="22.8cm">
          <draw:text-box>
            <text:p text:style-name="P30"><text:span text:style-name="T30">« T Jack se déplace »</text:span></text:p>
          </draw:text-box>
        </draw:frame>
        <draw:line draw:style-name="gr4" draw:text-style-name="P29" svg:x1="18.499cm" svg:y1="25.385cm" svg:x2="5.598cm" svg:y2="25.385cm">
          <text:p/>
        </draw:line>
        <draw:line draw:style-name="gr4" draw:text-style-name="P29" svg:x1="18.503cm" svg:y1="25.377cm" svg:x2="12.103cm" svg:y2="25.402cm">
          <text:p/>
        </draw:line>
        <draw:frame draw:style-name="gr6" draw:text-style-name="P34" svg:width="5.4cm" svg:height="0.618cm" svg:x="13.298cm" svg:y="24.901cm">
          <draw:text-box>
            <text:p text:style-name="P30"><text:span text:style-name="T30">« T policier Jaune se déplace »</text:span></text:p>
          </draw:text-box>
        </draw:frame>
        <draw:line draw:style-name="gr4" draw:text-style-name="P29" svg:x1="18.5cm" svg:y1="27.686cm" svg:x2="5.599cm" svg:y2="27.686cm">
          <text:p/>
        </draw:line>
        <draw:line draw:style-name="gr4" draw:text-style-name="P29" svg:x1="18.503cm" svg:y1="27.677cm" svg:x2="12.103cm" svg:y2="27.702cm">
          <text:p/>
        </draw:line>
        <draw:frame draw:style-name="gr6" draw:text-style-name="P34" svg:width="5.4cm" svg:height="0.618cm" svg:x="13.3cm" svg:y="27.201cm">
          <draw:text-box>
            <text:p text:style-name="P30"><text:span text:style-name="T30">« T policier Vert se déplace »</text:span></text:p>
          </draw:text-box>
        </draw:frame>
        <draw:frame draw:style-name="gr18" draw:text-style-name="P39" svg:width="1.4cm" svg:height="0.902cm" svg:x="13.999cm" svg:y="27.898cm">
          <draw:text-box>
            <text:p text:style-name="P30"><text:span text:style-name="T34">...</text:span></text:p>
          </draw:text-box>
        </draw:frame>
        <draw:frame draw:style-name="gr18" draw:text-style-name="P39" svg:width="1.4cm" svg:height="0.902cm" svg:x="13.999cm" svg:y="14.201cm">
          <draw:text-box>
            <text:p text:style-name="P30"><text:span text:style-name="T34">...</text:span></text:p>
          </draw:text-box>
        </draw:frame>
        <draw:line draw:style-name="gr4" draw:text-style-name="P29" svg:x1="18.504cm" svg:y1="28.987cm" svg:x2="5.603cm" svg:y2="28.987cm">
          <text:p/>
        </draw:line>
        <draw:line draw:style-name="gr4" draw:text-style-name="P29" svg:x1="18.503cm" svg:y1="28.977cm" svg:x2="12.103cm" svg:y2="29.002cm">
          <text:p/>
        </draw:line>
        <draw:frame draw:style-name="gr5" draw:text-style-name="P34" svg:width="8.302cm" svg:height="0.964cm" svg:x="10.399cm" svg:y="28.503cm">
          <draw:text-box>
            <text:p text:style-name="P30"><text:span text:style-name="T30">« T Le policier Jaune choisit une action à effectuer. »</text:span></text:p>
          </draw:text-box>
        </draw:frame>
      </draw:g>
      <text:p text:style-name="P22">Compte rendu de projet :</text:p>
      <text:p text:style-name="P22">WHITEHALL</text:p>
      <text:p text:style-name="P23">SAMAT Florian, BESSIERES Fabien</text:p>
      <text:p text:style-name="P11"/>
      <text:p text:style-name="P11"/>
      <text:p text:style-name="P11"/>
      <text:p text:style-name="P20">P<text:span text:style-name="T24">REREQUIS</text:span></text:p>
      <text:p text:style-name="P20"><text:span text:style-name="T24"/></text:p>
      <text:p text:style-name="P25">sudo apt-get install libfreetype6-dev</text:p>
      <text:p text:style-name="P26">sudo apt-get install libsdl2-ttf-dev</text:p>
      <text:p text:style-name="P9"/>
      <text:p text:style-name="P8"/>
      <text:p text:style-name="P19">UTILISATION</text:p>
      <text:p text:style-name="P19"/>
      <text:p text:style-name="P15">1) Il faut lancer le serveur sur un terminal en rentrant la commande :</text:p>
      <text:p text:style-name="P15">« ./server_white @Port » (port arbitraire)</text:p>
      <text:p text:style-name="P15"/>
      <text:p text:style-name="P15">2) Les joueurs se connectent en rentrant la commande :</text:p>
      <text:p text:style-name="P15">« ./<text:span text:style-name="T26">client_white</text:span> @IPServeur @PortServeur @IPClient @PortClient nom »</text:p>
      <text:p text:style-name="P15"/>
      <text:p text:style-name="P15">3) La fenêtre SDL v<text:span text:style-name="T23">a s’ouvrir pour les joueurs et pour se connecter il faut cliquer sur la partie noire de la fen</text:span><text:span text:style-name="T25">être. …</text:span></text:p>
      <text:p text:style-name="P17"/>
      <text:p text:style-name="P16">4) Il suffit de se laisser guider par le texte affich<text:span text:style-name="T25">é.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/>
      <text:p text:style-name="P27"/>
      <text:p text:style-name="P27"/>
      <text:p text:style-name="P27"/>
      <text:p text:style-name="P27"/>
      <text:p text:style-name="P12"/>
      <text:p text:style-name="P18"><text:soft-page-break/>FONCTIONNEMENT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LISTE <text:span text:style-name="T22">ET ORDRE</text:span> DES ETATS :</text:p>
      <text:p text:style-name="P1">fsmServer = 0 :<text:span text:style-name="T1"> Attente de connexion de 4 clients.</text:span></text:p>
      <text:p text:style-name="P1">fsmServer = 1 : <text:span text:style-name="T1">Sélection des 4 points de meurtres pour Jack.</text:span></text:p>
      <text:p text:style-name="P13"><text:span text:style-name="T17">fsmServer = 2 :</text:span> Placement policier Jaune.</text:p>
      <text:p text:style-name="P13"><text:span text:style-name="T17">fsmServer = 3 :</text:span> Placement policier Vert.</text:p>
      <text:p text:style-name="P13"><text:span text:style-name="T17">fsmServer = 4 :</text:span> Placement policier Bleu.</text:p>
      <text:p text:style-name="P13"><text:span text:style-name="T17">fsmServer = 5 :</text:span> Placement Jack.</text:p>
      <text:p text:style-name="P2">fsmServer = <text:span text:style-name="T18">6</text:span> :<text:span text:style-name="T1"> </text:span><text:span text:style-name="T2">Dép</text:span><text:span text:style-name="T1">lacement Jack.</text:span></text:p>
      <text:p text:style-name="P2">fsmServer = <text:span text:style-name="T18">7</text:span> :<text:span text:style-name="T1"> </text:span><text:span text:style-name="T2">Déplacement policier Jaune</text:span><text:span text:style-name="T1">.</text:span></text:p>
      <text:p text:style-name="P2">fsmServer = <text:span text:style-name="T18">8</text:span> :<text:span text:style-name="T1"> </text:span><text:span text:style-name="T2">Déplacement policier Vert</text:span><text:span text:style-name="T1">.</text:span></text:p>
      <text:p text:style-name="P2">fsmServer = <text:span text:style-name="T18">9</text:span> :<text:span text:style-name="T1"> </text:span><text:span text:style-name="T2">Déplacement policier Bleu</text:span><text:span text:style-name="T1">.</text:span></text:p>
      <text:p text:style-name="P3">fsmServer = <text:span text:style-name="T8">10</text:span> :<text:span text:style-name="T1"> </text:span><text:span text:style-name="T3">Choix d’actions du policier </text:span><text:span text:style-name="T4">J</text:span><text:span text:style-name="T3">aune :</text:span></text:p>
      <text:p text:style-name="P3"><text:span text:style-name="T3"><text:tab/>- </text:span>fsmServer = <text:span text:style-name="T8">11</text:span> :<text:span text:style-name="T1"> </text:span><text:span text:style-name="T2">D</text:span><text:span text:style-name="T3">emande si Jack est passé par </text:span><text:span text:style-name="T6">ici</text:span><text:span text:style-name="T1">.</text:span></text:p>
      <text:p text:style-name="P5"><text:span text:style-name="T1"><text:tab/>- </text:span><text:span text:style-name="T3">Ou</text:span><text:span text:style-name="T8"> fsmServer = 12 :</text:span><text:span text:style-name="T3"> Arrestation de Jack. </text:span><text:span text:style-name="T7">Si Jack est sur l’indice proposé par le policier <text:tab/>alors</text:span><text:span text:style-name="T21"> fsmServer = 19.</text:span></text:p>
      <text:p text:style-name="P4">fsmServer = <text:span text:style-name="T8">13</text:span> :<text:span text:style-name="T1"> </text:span><text:span text:style-name="T3">Choix d’actions du policier </text:span><text:span text:style-name="T4">Vert</text:span><text:span text:style-name="T3"> :</text:span></text:p>
      <text:p text:style-name="P4"><text:span text:style-name="T3"><text:tab/>- </text:span><text:span text:style-name="T16">fsmServer = 14 : </text:span><text:span text:style-name="T2">D</text:span><text:span text:style-name="T3">emande si Jack est passé par </text:span><text:span text:style-name="T6">ici</text:span><text:span text:style-name="T1">.</text:span></text:p>
      <text:p text:style-name="P5"><text:span text:style-name="T1"><text:tab/>- </text:span><text:span text:style-name="T3">Ou </text:span><text:span text:style-name="T8">fsmServer = 15 :</text:span><text:span text:style-name="T3"> Arrestation de Jack. </text:span><text:span text:style-name="T7">Si Jack est sur l’indice proposé par le policier <text:tab/>alors</text:span><text:span text:style-name="T21"> fsmServer = 19.</text:span></text:p>
      <text:p text:style-name="P6">fsmServer = 16 : <text:span text:style-name="T1">Choix d’actions du policier Bleu :</text:span></text:p>
      <text:p text:style-name="P24"><text:span text:style-name="T11"><text:tab/>- </text:span><text:span text:style-name="T9">fsmServer = 1</text:span><text:span text:style-name="T10">7</text:span><text:span text:style-name="T9"> :</text:span><text:span text:style-name="T11"> </text:span><text:span text:style-name="T12">D</text:span><text:span text:style-name="T13">emande si Jack est passé </text:span><text:span text:style-name="T14">par ici</text:span><text:span text:style-name="T15">. </text:span><text:span text:style-name="T14">Puis, fin du round on retourne à <text:tab/><text:tab/></text:span><text:span text:style-name="T20">fsmServer = 6</text:span><text:span text:style-name="T14">.</text:span></text:p>
      <text:p text:style-name="P6"><text:span text:style-name="T5"><text:tab/>- </text:span><text:span text:style-name="T3">Ou </text:span><text:span text:style-name="T8">fsmServer = 1</text:span>8<text:span text:style-name="T8"> :</text:span><text:span text:style-name="T3"> Arrestation de Jack. </text:span><text:span text:style-name="T6">Puis, fin du round on retourne à </text:span><text:span text:style-name="T19">fsmServer = 6.</text:span><text:span text:style-name="T1"> <text:s/><text:tab/></text:span><text:span text:style-name="T7">Si Jack est sur l’indice proposé par le policier alors</text:span><text:span text:style-name="T21"> fsmServer = 19.</text:span></text:p>
      <text:p text:style-name="P14">Si le nombre de tour = 15, Jack est attrapé, ou toutes les cibles sont mortes alors :</text:p>
      <text:p text:style-name="P7">fsmServer = 19 :<text:span text:style-name="T1"> Fin de la par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7:34:43.576861036</meta:creation-date>
    <dc:date>2018-01-23T19:06:49.301000000</dc:date>
    <meta:editing-duration>PT4H46M25S</meta:editing-duration>
    <meta:editing-cycles>21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36" meta:word-count="354" meta:character-count="1908" meta:non-whitespace-character-count="1578"/>
  </office:meta>
</office:document-meta>
</file>